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fo:padding="0cm" fo:border="none"/>
      <style:text-properties style:use-window-font-color="true" style:font-name="Apple Garamond Light1" fo:font-size="12pt" fo:font-style="normal" fo:font-weight="normal" style:font-name-asian="DejaVu Sans" style:font-style-asian="normal" style:font-weight-asian="normal" style:font-name-complex="Tahoma" style:font-size-complex="12pt" style:font-style-complex="normal" style:font-weight-complex="normal"/>
    </style:style>
    <style:style style:name="P2" style:family="paragraph" style:parent-style-name="Text_20_body">
      <style:paragraph-properties fo:text-align="start" style:justify-single-word="false" fo:padding="0cm" fo:border="none"/>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Code">
      <style:text-properties fo:font-style="normal" style:font-name-asian="DejaVu Sans" style:font-style-asian="normal" style:font-name-complex="Tahoma" style:font-style-complex="normal"/>
    </style:style>
    <style:style style:name="P5" style:family="paragraph" style:parent-style-name="Code">
      <style:text-properties style:font-size-asian="20pt"/>
    </style:style>
    <style:style style:name="P6" style:family="paragraph" style:parent-style-name="Code">
      <style:text-properties fo:font-weight="bold" style:font-size-asian="20pt" style:font-weight-asian="bold" style:font-weight-complex="bold"/>
    </style:style>
    <style:style style:name="P7" style:family="paragraph" style:parent-style-name="Code">
      <style:text-properties fo:font-weight="bold" style:font-weight-asian="bold" style:font-weight-complex="bold"/>
    </style:style>
    <style:style style:name="P8" style:family="paragraph" style:parent-style-name="Code">
      <style:text-properties fo:font-weight="normal" style:font-weight-asian="normal" style:font-weight-complex="normal"/>
    </style:style>
    <style:style style:name="P9" style:family="paragraph" style:parent-style-name="Code">
      <style:paragraph-properties fo:margin-top="0cm" fo:margin-bottom="0cm"/>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0" style:family="paragraph" style:parent-style-name="Code">
      <style:paragraph-properties fo:margin-top="0cm" fo:margin-bottom="0cm"/>
      <style:text-properties style:use-window-font-color="true" style:font-name="Nimbus Mono L1"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1" style:family="paragraph" style:parent-style-name="Code" style:master-page-name="">
      <style:paragraph-properties style:page-number="auto"/>
    </style:style>
    <style:style style:name="P12" style:family="paragraph" style:parent-style-name="Code" style:master-page-name="">
      <style:paragraph-properties fo:text-align="justify" style:justify-single-word="false" style:page-number="auto"/>
    </style:style>
    <style:style style:name="P13" style:family="paragraph" style:parent-style-name="Code" style:master-page-name="">
      <style:paragraph-properties fo:text-align="justify" style:justify-single-word="false" style:page-number="auto"/>
      <style:text-properties fo:font-weight="bold" style:font-weight-asian="bold" style:font-weight-complex="bold"/>
    </style:style>
    <style:style style:name="P14" style:family="paragraph" style:parent-style-name="Code" style:master-page-name="">
      <style:paragraph-properties style:page-number="auto"/>
      <style:text-properties fo:font-weight="normal" style:font-weight-asian="normal" style:font-weight-complex="normal"/>
    </style:style>
    <style:style style:name="P15" style:family="paragraph" style:parent-style-name="Code" style:master-page-name="">
      <style:paragraph-properties fo:text-align="justify" style:justify-single-word="false" style:page-number="auto"/>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style:font-name="Nimbus Mono L1" fo:font-size="10pt" style:font-name-asian="DejaVu Sans" style:font-size-asian="10pt" style:font-name-complex="Tahoma" style:font-size-complex="10pt"/>
    </style:style>
    <style:style style:name="P17" style:family="paragraph" style:parent-style-name="Text_20_body">
      <style:paragraph-properties fo:margin-top="0.15cm" fo:margin-bottom="0.15cm" fo:line-height="150%"/>
    </style:style>
    <style:style style:name="P18" style:family="paragraph" style:parent-style-name="Text_20_body">
      <style:paragraph-properties fo:margin-top="0.15cm" fo:margin-bottom="0.15cm" fo:line-height="150%" fo:text-align="justify" style:justify-single-word="false"/>
    </style:style>
    <style:style style:name="P19" style:family="paragraph" style:parent-style-name="Heading_20_1">
      <style:paragraph-properties fo:margin-top="0.423cm" fo:margin-bottom="0.212cm" fo:padding="0cm"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20" style:family="paragraph" style:parent-style-name="Code">
      <style:paragraph-properties fo:margin-top="0cm" fo:margin-bottom="0cm"/>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21" style:family="paragraph" style:parent-style-name="Heading_20_2">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22" style:family="paragraph" style:parent-style-name="Heading_20_2">
      <style:paragraph-properties fo:margin-top="0.423cm" fo:margin-bottom="0.212cm" fo:keep-with-next="always"/>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23" style:family="paragraph" style:parent-style-name="Heading_20_2">
      <style:paragraph-properties fo:margin-top="0.423cm" fo:margin-bottom="0.212cm" fo:keep-with-next="always"/>
      <style:text-properties fo:color="#ff0000" style:font-name="Apple Garamond1" fo:font-size="20pt" fo:font-style="normal" style:font-name-asian="DejaVu Sans" style:font-size-asian="20pt" style:font-style-asian="normal" style:font-name-complex="Tahoma" style:font-size-complex="20pt" style:font-style-complex="normal"/>
    </style:style>
    <style:style style:name="P24" style:family="paragraph" style:parent-style-name="Heading_20_2">
      <style:paragraph-properties fo:margin-top="0.423cm" fo:margin-bottom="0.212cm" fo:keep-with-next="always"/>
      <style:text-properties fo:color="#ff0000" style:font-name="Apple Garamond1" fo:font-style="normal" fo:font-weight="bold" style:font-name-asian="DejaVu Sans" style:font-size-asian="20pt" style:font-style-asian="normal" style:font-weight-asian="bold" style:font-name-complex="Tahoma" style:font-size-complex="20pt" style:font-style-complex="normal" style:font-weight-complex="bold"/>
    </style:style>
    <style:style style:name="P25" style:family="paragraph" style:parent-style-name="Heading_20_2">
      <style:paragraph-properties fo:margin-top="0.423cm" fo:margin-bottom="0.212cm"/>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26" style:family="paragraph" style:parent-style-name="Heading_20_2">
      <style:paragraph-properties fo:margin-top="0.423cm" fo:margin-bottom="0.212cm" fo:text-align="start" style:justify-single-word="false" fo:padding="0cm" fo:border="none" fo:keep-with-next="always"/>
      <style:text-properties fo:color="#ff0000" style:font-name="Apple Garamond1" fo:font-size="20pt" fo:font-style="normal" fo:font-weight="bold" style:font-name-asian="DejaVu Sans" style:font-size-asian="20pt" style:font-style-asian="normal" style:font-weight-asian="bold" style:font-name-complex="Tahoma" style:font-size-complex="20pt" style:font-style-complex="normal" style:font-weight-complex="bold"/>
    </style:style>
    <style:style style:name="P27" style:family="paragraph" style:parent-style-name="Heading_20_3">
      <style:paragraph-properties fo:margin-top="0.423cm" fo:margin-bottom="0.212cm" fo:keep-with-next="always"/>
      <style:text-properties fo:color="#ff0000" style:font-name="Apple Garamond Light1" fo:font-size="20pt" fo:font-style="normal" style:font-name-asian="DejaVu Sans" style:font-size-asian="20pt" style:font-style-asian="normal" style:font-name-complex="Tahoma" style:font-size-complex="20pt" style:font-style-complex="normal"/>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pple Garamond Light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2" style:family="text">
      <style:text-properties style:use-window-font-color="true" fo:font-weight="normal" style:font-name-asian="DejaVu Sans" style:font-style-asian="normal" style:font-weight-asian="normal" style:font-name-complex="Tahoma" style:font-size-complex="10pt" style:font-style-complex="normal" style:font-weight-complex="normal"/>
    </style:style>
    <style:style style:name="T3"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4"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font-name="Segoe UI" fo:font-size="10pt" fo:language="en" fo:country="IN"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alphabetical-index-mark-start text:id="IMark25912840"/><text:s/>Comparison and Logic<text:alphabetical-index-mark-end text:id="IMark25912840"/></text:h>
      <text:h text:style-name="P22" text:outline-level="2"><draw:frame draw:style-name="fr1" draw:name="graphics1" text:anchor-type="paragraph" svg:width="16.933cm" svg:height="0.132cm" draw:z-index="0"><draw:image xlink:href="../../../../../../usr/lib/libreoffice/share/gallery/rulers/blurulr6.gif" xlink:type="simple" xlink:show="embed" xlink:actuate="onLoad"/></draw:frame><text:alphabetical-index-mark-start text:id="IMark36674568"/>Logical Operators<text:alphabetical-index-mark-end text:id="IMark36674568"/></text:h>
      <text:p text:style-name="P18">Logical operators lets you determine weather some thing is true or not. For example one is one, thats what humans think, lets see what computers think about it. Fire your irb and type one equals to one as shown</text:p>
      <text:p text:style-name="P9">&gt;&gt; 1 == 1 </text:p>
      <text:p text:style-name="P9">=&gt; true </text:p>
      <text:p text:style-name="P18">Well, whats that double equal to sign? A single equal to sign means assignment, for example a = 5 , puts value 5 into <text:s/>a. A double equal to sign is comparison. So above we have checked if 1 is equal to 1 and the answer is true. Computers are intelligent, aren't they? </text:p>
      <text:p text:style-name="P17">OK, now lets check if 1 <text:s/>equals to 2, so we type 1==2 and.... </text:p>
      <text:p text:style-name="P9">&gt;&gt; 1 == 2 </text:p>
      <text:p text:style-name="P9">=&gt; false </text:p>
      <text:p text:style-name="P17">The computer (Ruby <text:s/>interpreter in this case) tells its false. Well .. what to say?<text:note text:id="ftn1" text:note-class="footnote"><text:note-citation>1</text:note-citation><text:note-body><text:p text:style-name="Footnote">Read a <text:a xlink:type="simple" xlink:href="#19.An important Math Discovery|outline">mathematical proof that computers do go wrong</text:a> </text:p></text:note-body></text:note></text:p>
      <text:p text:style-name="P18">Fine, if 1 is not equal to 2 to a computer when we type it, it must putout true, so type it in your console <text:s/></text:p>
      <text:p text:style-name="P9">&gt;&gt; 1 != 2 </text:p>
      <text:p text:style-name="P9">=&gt; true </text:p>
      <text:p text:style-name="P18">The != stands for not equal to. The ! Stands for not</text:p>
      <text:p text:style-name="P18">Now we check if one is not equal to 1 and the computer as expected gives false as output.</text:p>
      <text:p text:style-name="P9">&gt;&gt; 1 != 1 </text:p>
      <text:p text:style-name="P9">=&gt; false </text:p>
      <text:p text:style-name="P18">We now check if 2 is greater than 3, for greater than, we use &gt; sign</text:p>
      <text:p text:style-name="P9">&gt;&gt; 2 &gt; 3 </text:p>
      <text:p text:style-name="P9">=&gt; false </text:p>
      <text:p text:style-name="P18">Oh! 2 is not greater than 3, poor poor 2 :-(</text:p>
      <text:p text:style-name="P18">Lets get more intelligent here, we will check if 2 is less than 3, for less than we use &lt; sign</text:p>
      <text:p text:style-name="P9">&gt;&gt; 2 &lt; 3 </text:p>
      <text:p text:style-name="P9">=&gt; true </text:p>
      <text:p text:style-name="P18">Cool! We found that if 2 is not greater than 3, then its less than 3. Well we are going to get a Nobel prize for Math<text:note text:id="ftn2" text:note-class="footnote"><text:note-citation>2</text:note-citation><text:note-body><text:p text:style-name="Footnote">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18"><text:soft-page-break/>The &gt;= stands for greater than or equal to</text:p>
      <text:p text:style-name="P9">&gt;&gt; 5 &gt;= 3 </text:p>
      <text:p text:style-name="P9">=&gt; true </text:p>
      <text:p text:style-name="P18">Since 5 is greater than 3, it returns true</text:p>
      <text:p text:style-name="P18">See the expression below, it still returns true because 5 is equal to 5</text:p>
      <text:p text:style-name="P9">&gt;&gt; 5 &gt;= 5 </text:p>
      <text:p text:style-name="P9">=&gt; true </text:p>
      <text:p text:style-name="P18">5 is not greater than 5 so it returns false</text:p>
      <text:p text:style-name="P9">&gt;&gt; 5 &gt; 5 </text:p>
      <text:p text:style-name="P9">=&gt; false </text:p>
      <text:p text:style-name="P18">3 is less than 5 hence the less than or equal to operator &lt;= returns true</text:p>
      <text:p text:style-name="P9">&gt;&gt; 3 &lt;= 5 </text:p>
      <text:p text:style-name="P9">=&gt; true </text:p>
      <text:p text:style-name="P18">3 is equal to 3 hence the less than or equal to operator still returns true</text:p>
      <text:p text:style-name="P9">&gt;&gt; 3 &lt;= 3 </text:p>
      <text:p text:style-name="P9">=&gt; true </text:p>
      <text:p text:style-name="P18">3 is not less than 3, its equal to 3 (similar to all humans are equal), hence the less than operator returns false</text:p>
      <text:p text:style-name="P9">&gt;&gt; 3 &lt; 3 </text:p>
      <text:p text:style-name="P9">=&gt; false </text:p>
      <text:p text:style-name="P18">You can also try these with numbers</text:p>
      <table:table table:name="Table3" table:style-name="Table3">
        <table:table-column table:style-name="Table3.A"/>
        <table:table-column table:style-name="Table3.B"/>
        <table:table-row>
          <table:table-cell table:style-name="Table3.A1" office:value-type="string">
            <text:p text:style-name="P3">Operator</text:p>
          </table:table-cell>
          <table:table-cell table:style-name="Table3.B1" office:value-type="string">
            <text:p text:style-name="P3">Meaning</text:p>
          </table:table-cell>
        </table:table-row>
        <table:table-row>
          <table:table-cell table:style-name="Table3.A2" office:value-type="string">
            <text:p text:style-name="P16">!&lt;</text:p>
          </table:table-cell>
          <table:table-cell table:style-name="Table3.B2" office:value-type="string">
            <text:p text:style-name="Text_20_body">Not less than</text:p>
          </table:table-cell>
        </table:table-row>
        <table:table-row>
          <table:table-cell table:style-name="Table3.A2" office:value-type="string">
            <text:p text:style-name="P16">!&gt;</text:p>
          </table:table-cell>
          <table:table-cell table:style-name="Table3.B2" office:value-type="string">
            <text:p text:style-name="Text_20_body">Not greater than</text:p>
          </table:table-cell>
        </table:table-row>
      </table:table>
      <text:p text:style-name="Text_20_body"/>
      <text:h text:style-name="P27" text:outline-level="3">true != “true”</text:h>
      <text:p text:style-name="P18">In the logic operator section you might see that irb gives true or false as output. You mustn't confuse with “true” and “false”. The <text:span text:style-name="Code_20_Char"><text:span text:style-name="T3">true</text:span></text:span> and <text:span text:style-name="Code_20_Char"><text:span text:style-name="T3">false</text:span></text:span> are logical values whereas “true” and “false” are string.</text:p>
      <text:h text:style-name="P21" text:outline-level="2"><text:alphabetical-index-mark-start text:id="IMark36674664"/>if<text:alphabetical-index-mark-end text:id="IMark36674664"/></text:h>
      <text:p text:style-name="P18">The <text:span text:style-name="Code_20_Char">if</text:span> keyword is used to execute a statement if a condition is satisfied. Take a look at the program below. Execute it. </text:p>
      <text:p text:style-name="P4"># <text:a xlink:type="simple" xlink:href="https://raw.github.com/mindaslab/ilrx/master/if.rb">if.rb</text:a></text:p>
      <text:p text:style-name="P4"/>
      <text:p text:style-name="P4">puts "Whats your name?"</text:p>
      <text:p text:style-name="P4">name = gets.chop</text:p>
      <text:p text:style-name="P4"><text:soft-page-break/>puts "#{name} is genius" if name == "Zigor"</text:p>
      <text:p text:style-name="P4">puts "#{name} is idiot" if name != "Zigor"</text:p>
      <text:p text:style-name="P18">This is how thee result would be if you give a name other than Zigor</text:p>
      <text:p text:style-name="Code">Whats your name? </text:p>
      <text:p text:style-name="Code">Karthik </text:p>
      <text:p text:style-name="Code">Karthik is idiot </text:p>
      <text:p text:style-name="P18">Take a look at the program. Take a look at the following line</text:p>
      <text:p text:style-name="P4">puts "#{name} is genius" <text:span text:style-name="T5">if name == "Zigor"</text:span></text:p>
      <text:p text:style-name="P18">The program gets your name in variable called <text:span text:style-name="Code_20_Char">name</text:span> . Now it checks if the <text:span text:style-name="Code_20_Char">name </text:span>is Zigor in the code highlighted above, if yes it executes the statement associated with it, in this case it prints out that the particular name is genius. It then comes down to next statement</text:p>
      <text:p text:style-name="P4">puts "#{name} is idiot" <text:span text:style-name="T5">if name != "Zigor"</text:span></text:p>
      <text:p text:style-name="P18">In this statement it checks if <text:span text:style-name="Code_20_Char">name</text:span> is not Zigor, if yes it prints the name is idiot.</text:p>
      <text:h text:style-name="P25" text:outline-level="2"><text:alphabetical-index-mark-start text:id="IMark35331432"/>if else<text:alphabetical-index-mark-end text:id="IMark35331432"/></text:h>
      <text:p text:style-name="P18">Lets write the who's genius program in another form, here we use <text:span text:style-name="Code_20_Char">if else</text:span> condition instead of <text:span text:style-name="Code_20_Char">if</text:span>. Take a look at the code below </text:p>
      <text:p text:style-name="P9"># Zigor says if the person is intelligent or not</text:p>
      <text:p text:style-name="P9">print "Enter your name: "</text:p>
      <text:p text:style-name="P9">name = gets.chop</text:p>
      <text:p text:style-name="P9"><text:span text:style-name="T5">if</text:span> name == "Zigor"</text:p>
      <text:p text:style-name="P9"><text:tab/>puts "#{name} is intelligent"</text:p>
      <text:p text:style-name="P10">else</text:p>
      <text:p text:style-name="P9"><text:tab/>puts "#{name} is idiot"</text:p>
      <text:p text:style-name="P10">end</text:p>
      <text:p text:style-name="P18">The program when executed gives the same output as previous <text:a xlink:type="simple" xlink:href="https://raw.github.com/mindaslab/ilrx/master/if.rb"><text:span text:style-name="Code_20_Char">if.rb</text:span></text:a> , whats different is how the logic is represented inside the program. We see a thing called <text:span text:style-name="Code_20_Char"><text:span text:style-name="T2">if name == "Zigor"</text:span></text:span><text:span text:style-name="T4"> , </text:span><text:span text:style-name="T1">then what has to be executed if the code is true comes after that as shown</text:span></text:p>
      <text:p text:style-name="P9">if name == "Zigor"</text:p>
      <text:p text:style-name="P12"><text:tab/>puts "#{name} is intelligent"</text:p>
      <text:p text:style-name="P18">Now we can put any number of statements after that <text:span text:style-name="Code_20_Char">if</text:span> and all will be executed if the condition given is satisfied. Fine till now, but how will Ruby know where the if statement gets over? To say that things end here we put an end keyword as shown.</text:p>
      <text:p text:style-name="P9">if name == "Zigor"</text:p>
      <text:p text:style-name="P9"><text:tab/>puts "#{name} is intelligent"</text:p>
      <text:p text:style-name="P13">end</text:p>
      <text:p text:style-name="P18">Lets say that that condition(s) given in the if is not satisfied and we need to do something if condition is invalid, then we put those statements that gets executed when conditions fails under the else keyword as shown</text:p>
      <text:p text:style-name="P9">if name == "Zigor"</text:p>
      <text:p text:style-name="P9"><text:tab/>puts "#{name} is intelligent"</text:p>
      <text:p text:style-name="P10">else</text:p>
      <text:p text:style-name="P9"><text:tab/><text:span text:style-name="T5">puts "#{name} is idiot"</text:span></text:p>
      <text:p text:style-name="P12"><text:soft-page-break/>end</text:p>
      <text:p text:style-name="P18">Note that the <text:span text:style-name="Code_20_Char">else</text:span> and statements that needs to be executed when condition fails comes before the <text:span text:style-name="Code_20_Char">end</text:span> statement.</text:p>
      <text:h text:style-name="P24" text:outline-level="2"><text:alphabetical-index-mark-start text:id="IMark36577800"/>elsif<text:alphabetical-index-mark-end text:id="IMark36577800"/></text:h>
      <text:p text:style-name="P18">When we use <text:span text:style-name="Code_20_Char">if</text:span> and <text:span text:style-name="Code_20_Char">else</text:span>, the code under <text:span text:style-name="Code_20_Char">if</text:span> gets executed if the condition is satisfied, else the code under <text:span text:style-name="Code_20_Char">else</text:span> section gets executed. Lets have a new scenario where the code under <text:span text:style-name="Code_20_Char">if</text:span> is not satisfied, then the program immediately jumps to the <text:span text:style-name="Code_20_Char">else</text:span> section, now the logic demands that we need to check another condition at the <text:span text:style-name="Code_20_Char">else</text:span> level too, what should we do. To deal with such a scenario we can use the <text:span text:style-name="Code_20_Char">elsif</text:span> command. Take a look at the code below</text:p>
      <text:p text:style-name="P9"># <text:a xlink:type="simple" xlink:href="https://raw.github.com/mindaslab/ilrx/master/elsif.rb">elsif.rb</text:a></text:p>
      <text:p text:style-name="P9"># finds the greatest of three numbers</text:p>
      <text:p text:style-name="P9"/>
      <text:p text:style-name="P9">a,b,c = 3,7,5</text:p>
      <text:p text:style-name="P9"/>
      <text:p text:style-name="P9">if a &gt;= b and a &gt;= c</text:p>
      <text:p text:style-name="P9">puts "a = #{a} is greatest" </text:p>
      <text:p text:style-name="P9">elsif b &gt;= c and b &gt;= a </text:p>
      <text:p text:style-name="P9">puts "b = #{b} is greatest"</text:p>
      <text:p text:style-name="P9">else puts "c = #{c} is greatest" </text:p>
      <text:p text:style-name="P9">end</text:p>
      <text:p text:style-name="P18">When executed it produces the following result</text:p>
      <text:p text:style-name="P11">b = 7 is <text:span text:style-name="T4">greatest</text:span> </text:p>
      <text:p text:style-name="P18">Lets walkthru the code step by step. Lets look at the line</text:p>
      <text:p text:style-name="P9">a,b,c = 3,7,5</text:p>
      <text:p text:style-name="P18">In this line we assign values 3, 7 and 5 to variables <text:span text:style-name="Code_20_Char">a,b</text:span> and <text:span text:style-name="Code_20_Char">c</text:span>. Lets now come to the if statement</text:p>
      <text:p text:style-name="P9">if a &gt; b and a &gt; c</text:p>
      <text:p text:style-name="P18">In this statement we check if <text:span text:style-name="Code_20_Char">a</text:span> is greater than <text:span text:style-name="Code_20_Char">b</text:span> and if <text:span text:style-name="Code_20_Char">a</text:span> is greater than <text:span text:style-name="Code_20_Char">c</text:span>. <text:span text:style-name="T5">Note the keyword </text:span><text:span text:style-name="Code_20_Char"><text:span text:style-name="T5">and</text:span></text:span><text:span text:style-name="T5">.</text:span> The <text:span text:style-name="Code_20_Char">if</text:span> condition is satisfied only if both conditions are true. <text:span text:style-name="Code_20_Char">a</text:span> is less than <text:span text:style-name="Code_20_Char">b</text:span> hence this condition fails so program skips the <text:span text:style-name="Code_20_Char">if</text:span> statement and comes to the <text:span text:style-name="Code_20_Char">elsif</text:span> statement</text:p>
      <text:p text:style-name="P9">elsif b &gt; c and b &gt; a </text:p>
      <text:p text:style-name="P18"><text:span text:style-name="Code_20_Char">elsif</text:span> is else plus if, here we check on another two conditions thats separated by and, we check if <text:span text:style-name="Code_20_Char">b</text:span> is greater than <text:span text:style-name="Code_20_Char">a</text:span> and if <text:span text:style-name="Code_20_Char">b</text:span> is greater than <text:span text:style-name="Code_20_Char">c</text:span>, both are true and hence the statement under <text:span text:style-name="Code_20_Char">elsif</text:span></text:p>
      <text:p text:style-name="P9">puts "b = #{b} is greatest"</text:p>
      <text:p text:style-name="P18">gets executed and we get the result. Since the <text:span text:style-name="Code_20_Char">elsif </text:span>is satisfied other <text:span text:style-name="Code_20_Char">else</text:span> and the code that comes under it is ignored.</text:p>
      <text:h text:style-name="P22" text:outline-level="2"><text:alphabetical-index-mark-start text:id="IMark36595448"/>unless<text:alphabetical-index-mark-end text:id="IMark36595448"/></text:h>
      <text:p text:style-name="P18">Unless is another way to check a condition. <text:s/>Let say that one is not a major and is considered a child unless he or she is less than 18 years old. So how to code it in Ruby? Consider the program below, <text:soft-page-break/>type it in a text editor and execute it.</text:p>
      <text:p text:style-name="P5"># <text:a xlink:type="simple" xlink:href="https://raw.github.com/mindaslab/ilrx/master/unless.rb">unless.rb</text:a></text:p>
      <text:p text:style-name="P5">print "Enter your age:"</text:p>
      <text:p text:style-name="P5">age = gets.to_i</text:p>
      <text:p text:style-name="P5">p<office:annotation><dc:creator>kannan </dc:creator><dc:date>2010-10-23T18:52:41</dc:date><text:p text:style-name="P28"><text:span text:style-name="T7">Explain abt p here itself</text:span></text:p></office:annotation><office:annotation><dc:creator>Karthikeyan K</dc:creator><dc:date>2010-10-25T09:53:23</dc:date><text:p text:style-name="P28"><text:span text:style-name="T8">Reply to kannan <text:s/>(10/23/2010, 18:52): "Well added something"</text:span></text:p><text:p><text:span text:style-name="T9"/></text:p></office:annotation> "You are a minor" <text:span text:style-name="T5">unless age &gt;= 18</text:span></text:p>
      <text:p text:style-name="P18">When executed this is what we get</text:p>
      <text:p text:style-name="Code">Enter your age:16 </text:p>
      <text:p text:style-name="Code">"You are a minor" </text:p>
      <text:p text:style-name="P18">The program asks your age, it says you are minor if age is not greater than 18. That is it says you are a minor if unless your age is greater than or equal to 18 (see the highlighted code). The p is a kind of short form for puts. If you write <text:span text:style-name="Code_20_Char">puts “something”</text:span> , the ruby interpreter prints <text:span text:style-name="Code_20_Char">something</text:span>. If you use <text:span text:style-name="Code_20_Char">p ”something”</text:span> , the ruby intreprete prints <text:span text:style-name="Code_20_Char">”something”</text:span>.</text:p>
      <text:h text:style-name="P26" text:outline-level="2"><text:alphabetical-index-mark-start text:id="IMark36498008"/>unless else<text:alphabetical-index-mark-end text:id="IMark36498008"/></text:h>
      <text:p text:style-name="P18">Just like <text:span text:style-name="Code_20_Char">if</text:span> with <text:span text:style-name="Code_20_Char">else</text:span>, we can have <text:span text:style-name="Code_20_Char">else</text:span> in an <text:span text:style-name="Code_20_Char">unless</text:span> statement. Type in the program below and execute it</text:p>
      <text:p text:style-name="P5"># <text:a xlink:type="simple" xlink:href="https://raw.github.com/mindaslab/ilrx/master/unless_1.rb">unless_1.rb</text:a></text:p>
      <text:p text:style-name="P5">print "Enter your age:"</text:p>
      <text:p text:style-name="P5">age = gets.to_i</text:p>
      <text:p text:style-name="P6">unless age &gt;= 18</text:p>
      <text:p text:style-name="P6"><text:tab/>p "You are a minor"</text:p>
      <text:p text:style-name="P6"><text:tab/>else p "You are a grown up"</text:p>
      <text:p text:style-name="P6">end</text:p>
      <text:p text:style-name="P18">This is what <text:s/>you get when you execute it</text:p>
      <text:p text:style-name="Code">Enter your age:37 </text:p>
      <text:p text:style-name="Code">"You are a grown up" </text:p>
      <text:p text:style-name="P18">OK, here is how it works , you get your age, convert it into integer and store it in <text:s/>a variable called age. Concentrate on the highlighted code, unless the age is less than 18 “You are a minor” doesn't get printed out. If the age is greater than or equal to 18 it gets routed to the else statement and “You are a grown up” gets printed out. Note that if we use <text:span text:style-name="Code_20_Char">else</text:span> with <text:span text:style-name="Code_20_Char">unless</text:span> we must terminate the unless block with an <text:span text:style-name="Code_20_Char">end</text:span> command.</text:p>
      <text:p text:style-name="P18">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5"># <text:a xlink:type="simple" xlink:href="https://raw.github.com/mindaslab/ilrx/master/unless2.rb">unless_2.rb</text:a></text:p>
      <text:p text:style-name="P5">print "Enter your age:"</text:p>
      <text:p text:style-name="P5">age = gets.to_i</text:p>
      <text:p text:style-name="P5">unless age &lt; 18 or age &gt; 35</text:p>
      <text:p text:style-name="P5"><text:tab/>p "You can enter Armed forces"</text:p>
      <text:p text:style-name="P5"><text:tab/>else p "You cannot enter Army. You are either too young or too old"</text:p>
      <text:p text:style-name="P5">end</text:p>
      <text:p text:style-name="P18"><text:soft-page-break/>When executed this will be the result</text:p>
      <text:p text:style-name="Code">Enter your age:23 </text:p>
      <text:p text:style-name="Code">"You can enter Armed forces"</text:p>
      <text:p text:style-name="P18">I think you can explain this program on your own. If else contact me, I will write an explanation.</text:p>
      <text:h text:style-name="P23" text:outline-level="2">case when</text:h>
      <text:p text:style-name="P18">Suppose you want to write a program that has a determined output for determined input, you can use the case when. Lets <text:s/>say that we want to write a program that spells from 1 to 5, we can do it as shown in <text:span text:style-name="Code_20_Char">case_when.rb</text:span> , type the program in text editor and execute it.</text:p>
      <text:p text:style-name="Code"># <text:a xlink:type="simple" xlink:href="https://raw.github.com/mindaslab/ilrx/master/case_when.rb">case_when.rb</text:a></text:p>
      <text:p text:style-name="Code"># This program spells from one to five</text:p>
      <text:p text:style-name="Code"/>
      <text:p text:style-name="Code">print "Enter a number (1-5):"</text:p>
      <text:p text:style-name="Code">a = gets.to_i</text:p>
      <text:p text:style-name="Code">spell = String.new</text:p>
      <text:p text:style-name="Code"/>
      <text:p text:style-name="P7">case a</text:p>
      <text:p text:style-name="P7"><text:tab/>when 1</text:p>
      <text:p text:style-name="P7"><text:tab/>spell = "one"</text:p>
      <text:p text:style-name="P7"><text:tab/>when 2</text:p>
      <text:p text:style-name="P7"><text:tab/>spell = "two"</text:p>
      <text:p text:style-name="P7"><text:tab/>when 3</text:p>
      <text:p text:style-name="P7"><text:tab/>spell = "three"</text:p>
      <text:p text:style-name="P7"><text:tab/>when 4</text:p>
      <text:p text:style-name="P7"><text:tab/>spell = "four"</text:p>
      <text:p text:style-name="P7"><text:tab/>when 5</text:p>
      <text:p text:style-name="P7"><text:tab/>spell = "five"</text:p>
      <text:p text:style-name="P7"><text:tab/>else</text:p>
      <text:p text:style-name="P7"><text:tab/>spell = nil</text:p>
      <text:p text:style-name="P7">end</text:p>
      <text:p text:style-name="Code"/>
      <text:p text:style-name="Code">puts "The number you entered is "+spell if spell</text:p>
      <text:p text:style-name="P18">Output</text:p>
      <text:p text:style-name="Code">Enter a number (1-5):4 </text:p>
      <text:p text:style-name="Code">The number you entered is four </text:p>
      <text:p text:style-name="P18">Lets see how the above program works. First the user is prompted to enter a number, when he does enters a number, it gets converted from String to Integer by the following statement </text:p>
      <text:p text:style-name="P12">a = gets.to_i</text:p>
      <text:p text:style-name="P18">The variable <text:span text:style-name="Code_20_Char">a</text:span> now contains the value of number we have entered, we have the case statement as shown</text:p>
      <text:p text:style-name="Code">case a</text:p>
      <text:p text:style-name="Code"><text:tab/>…......</text:p>
      <text:p text:style-name="Code">end</text:p>
      <text:p text:style-name="P18">In the above empty case statement we are going to write code that gets executed depending on the value of <text:span text:style-name="Code_20_Char">a</text:span>. When <text:span text:style-name="Code_20_Char">a</text:span> is 1 we need to spell out as “one” so we add the following code</text:p>
      <text:p text:style-name="Code">case a</text:p>
      <text:p text:style-name="Code"><text:tab/><text:span text:style-name="T5">when 1</text:span></text:p>
      <text:p text:style-name="P7"><text:tab/>spell = "one"</text:p>
      <text:p text:style-name="P12"><text:soft-page-break/>end</text:p>
      <text:p text:style-name="P18">Similarly we add code till the case is 5 as shown</text:p>
      <text:p text:style-name="P8">case a</text:p>
      <text:p text:style-name="P7"><text:tab/>when 1</text:p>
      <text:p text:style-name="P7"><text:tab/>spell = "one"</text:p>
      <text:p text:style-name="P7"><text:tab/>when 2</text:p>
      <text:p text:style-name="P7"><text:tab/>spell = "two"</text:p>
      <text:p text:style-name="P7"><text:tab/>when 3</text:p>
      <text:p text:style-name="P7"><text:tab/>spell = "three"</text:p>
      <text:p text:style-name="P7"><text:tab/>when 4</text:p>
      <text:p text:style-name="P7"><text:tab/>spell = "four"</text:p>
      <text:p text:style-name="P7"><text:tab/>when 5</text:p>
      <text:p text:style-name="P7"><text:tab/>spell = "five"</text:p>
      <text:p text:style-name="P15">end</text:p>
      <text:p text:style-name="P18">There could be a case when the human who runs this program could give a wrong input, so we need to deal with those cases too for that we add a special statement called <text:span text:style-name="Code_20_Char">else</text:span>, if all the <text:span text:style-name="Code_20_Char">when</text:span> cases fails, the code under else is executed, it must however be noted that its not mandatory to have an <text:span text:style-name="Code_20_Char">else</text:span> between case … end block. So now the program changes as shown</text:p>
      <text:p text:style-name="P14">case a</text:p>
      <text:p text:style-name="P7"><text:tab/><text:span text:style-name="T6">when 1</text:span></text:p>
      <text:p text:style-name="P8"><text:tab/>spell = "one"</text:p>
      <text:p text:style-name="P8"><text:tab/>when 2</text:p>
      <text:p text:style-name="P8"><text:tab/>spell = "two"</text:p>
      <text:p text:style-name="P8"><text:tab/>when 3</text:p>
      <text:p text:style-name="P8"><text:tab/>spell = "three"</text:p>
      <text:p text:style-name="P8"><text:tab/>when 4</text:p>
      <text:p text:style-name="P8"><text:tab/>spell = "four"</text:p>
      <text:p text:style-name="P8"><text:tab/>when 5</text:p>
      <text:p text:style-name="P8"><text:tab/>spell = "five"</text:p>
      <text:p text:style-name="P7"><text:tab/>else</text:p>
      <text:p text:style-name="P7"><text:tab/>spell = nil</text:p>
      <text:p text:style-name="P15">end</text:p>
      <text:p text:style-name="P18">Next all we must do is to print out spell which we do it in the following statements</text:p>
      <text:p text:style-name="P15">puts "The number you entered is "+spell <text:span text:style-name="T5">if spell</text:span></text:p>
      <text:p text:style-name="P18">Note that we print out only if <text:span text:style-name="Code_20_Char">spell</text:span> contains a value, else <office:annotation><dc:creator>kannan </dc:creator><dc:date>2010-10-23T19:04:34</dc:date><text:p text:style-name="P28"><text:span text:style-name="T7">Something to be change....need to add comma... “is” should be removed...</text:span></text:p></office:annotation><office:annotation><dc:creator>Karthikeyan K</dc:creator><dc:date>2010-10-25T09:50:12</dc:date><text:p text:style-name="P28"><text:span text:style-name="T8">Reply to kannan <text:s/>(10/23/2010, 19:04): "Changed is to if"</text:span></text:p><text:p><text:span text:style-name="T9"/></text:p></office:annotation>if spell is nil nothing is printed. It is taken care by the if condition thats been highlighted above.</text:p>
      <text:p text:style-name="P18">Sometimes it might be necessary that we need to execute same set of statements for many conditions. Lets take a sample application in which the program determines a number from 1 to 10 (both inclusive) and the program tells weather the number is odd or even. Type the code below (<text:span text:style-name="Code_20_Char">case_odd_even.rb</text:span>) and execute it</text:p>
      <text:p text:style-name="Code"># <text:a xlink:type="simple" xlink:href="https://raw.github.com/mindaslab/ilrx/master/case_odd_even.rb">case_odd_even.rb</text:a></text:p>
      <text:p text:style-name="Code"/>
      <text:p text:style-name="Code">num = 7 # put any number from 1 to 10</text:p>
      <text:p text:style-name="Code"/>
      <text:p text:style-name="Code">case num</text:p>
      <text:p text:style-name="Code"><text:tab/><text:span text:style-name="T5">when 1, 3, 5, 7, 9</text:span></text:p>
      <text:p text:style-name="Code"><text:tab/>puts "#{num} is odd"</text:p>
      <text:p text:style-name="Code"><text:tab/><text:span text:style-name="T5">when 2, 4, 6, 8, 10</text:span></text:p>
      <text:p text:style-name="Code"><text:tab/>puts "#{num} is even"</text:p>
      <text:p text:style-name="Code">end</text:p>
      <text:p text:style-name="P2"><text:soft-page-break/>Output</text:p>
      <text:p text:style-name="Code">7 is odd </text:p>
      <text:p text:style-name="P18">Notice that in above program we assign a value 7 to a variable <text:span text:style-name="Code_20_Char">num</text:span>, next we put the <text:span text:style-name="Code_20_Char">num</text:span> in a case statement. When the number is 1, 3, 5, 7 and 9 we need to print its odd so all we do is to group the cases. When its satisfied it must print as odd, for that its just enough if you put it as shown in highlighted code below</text:p>
      <text:p text:style-name="P8">case num</text:p>
      <text:p text:style-name="P8"><text:tab/><text:span text:style-name="T5">when 1, 3, 5, 7, 9</text:span></text:p>
      <text:p text:style-name="P7"><text:tab/>puts "#{num} is odd"</text:p>
      <text:p text:style-name="P15">end</text:p>
      <text:p text:style-name="P18">Next all we need to print the number is even if its 2, 4, 6, 8 and 10, to do this task all we need to do is to add code that highlighted below</text:p>
      <text:p text:style-name="Code">case num</text:p>
      <text:p text:style-name="Code"><text:tab/><text:span text:style-name="T6">when 1, 3, 5, 7, 9</text:span></text:p>
      <text:p text:style-name="P8"><text:tab/>puts "#{num} is odd"</text:p>
      <text:p text:style-name="Code"><text:tab/><text:span text:style-name="T5">when 2, 4, 6, 8, 10</text:span></text:p>
      <text:p text:style-name="P7"><text:tab/>puts "#{num} is even"</text:p>
      <text:p text:style-name="P12">end</text:p>
      <text:p text:style-name="P18">Thats it. The code will work fine for all numbers from 1 to 10. The moral of the story is we can easily group <text:s/>cases and execute a common code under it.</text:p>
      <text:h text:style-name="Heading_20_2" text:outline-level="2">? :</text:h>
      <text:p text:style-name="P18">The ?: is called tertiary operator. It can be used as a simple <text:span text:style-name="Code_20_Char">if</text:span>. Take the program shown below. Concentrate on the highlighted code below</text:p>
      <text:p text:style-name="Code"># <text:a xlink:type="simple" xlink:href="https://raw.github.com/mindaslab/ilrx/master/max_of_nums.rb">max_of_nums.rb</text:a></text:p>
      <text:p text:style-name="Code"/>
      <text:p text:style-name="Code">a,b = 3,5</text:p>
      <text:p text:style-name="P7">max = a &gt; b <text:s/>? a : b</text:p>
      <text:p text:style-name="Code">p "max = "+max.to_s</text:p>
      <text:p text:style-name="P18">When executed the program gives the following output</text:p>
      <text:p text:style-name="Code">"max = 5" </text:p>
      <text:p text:style-name="P18">Well the <text:span text:style-name="Code_20_Char">?:</text:span> works as follows. It syntax is like this</text:p>
      <text:p text:style-name="P1"><text:span text:style-name="Code_20_Char">&lt;evaluate something &gt; ? &lt;if true take this thing&gt; : &lt;if false take this thing&gt;</text:span></text:p>
      <text:p text:style-name="P18">You give an expression before the question mark. This expression must either return true or false. If the expression returns true it returns the stuff between <text:span text:style-name="Code_20_Char">?</text:span> and <text:s/><text:span text:style-name="Code_20_Char">:</text:span> , if false it returns the stuff after :</text:p>
      <text:p text:style-name="P18">In the expression</text:p>
      <text:p text:style-name="P11">max = a &gt; b <text:s/>? a : b</text:p>
      <text:p text:style-name="P18">We can substitute the values of <text:span text:style-name="Code_20_Char">a</text:span> and <text:span text:style-name="Code_20_Char">b</text:span> as follows</text:p>
      <text:p text:style-name="P11">max = 3 &gt; 5 <text:s/>? 3 : 5</text:p>
      <text:p text:style-name="P18">3 is not greater than 5, hence its false. Hence the value after : is assigned to max. Hence max <text:soft-page-break/>becomes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1" svg:font-family="'Apple Garamond Light'"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 fo:font-size="16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7T17:53:39</dc:date>
    <dc:creator>Webtoday </dc:creator>
    <meta:editing-duration>PT36M15S</meta:editing-duration>
    <meta:editing-cycles>18</meta:editing-cycles>
    <meta:document-statistic meta:table-count="1" meta:image-count="1" meta:object-count="0" meta:page-count="9" meta:paragraph-count="259" meta:word-count="2633" meta:character-count="12753" meta:non-whitespace-character-count="10267"/>
  </office:meta>
</office:document-meta>
</file>